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69.86mm" svg:height="67.2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2"><text:span text:style-name="T2">College of Engineering, Design and Physical Science</text:span></text:p>
      <text:p text:style-name="P2"><text:span text:style-name="T2">Electronic and Computer Engineering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>Assignment</text:span></text:p>
      <text:p text:style-name="P4"><text:span text:style-name="T4">High Performance Computing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6">Distributed Computing Systems Engineering Msc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8">Author:</text:span><text:span text:style-name="T9"><text:s/>Christoph Gschrey</text:span></text:p>
      <text:p text:style-name="P5"><text:span text:style-name="T10"/></text:p>
      <text:p text:style-name="P5"><text:span text:style-name="T11">Date:</text:span><text:span text:style-name="T12"><text:s/>23. February 2017</text:span></text:p>
      <text:p text:style-name="P5"><text:span text:style-name="T13"/></text:p>
      <text:p text:style-name="P5"><text:span text:style-name="T14">Supervisor:</text:span><text:span text:style-name="T15"><text:s/></text:span><text:span text:style-name="T16">Prof. Dr. Maozhen Li</text:span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